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c00" draw:textarea-horizontal-align="justify" draw:textarea-vertical-align="middle" draw:auto-grow-height="false" fo:min-height="1.546cm" fo:min-width="1.296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svg:stroke-color="#000000" draw:fill-color="#00ccff" draw:textarea-horizontal-align="justify" draw:textarea-vertical-align="middle" draw:auto-grow-height="false" fo:min-height="0.004cm" fo:min-width="0.77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solid" draw:fill-color="#00cc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cc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7.35cm" svg:y="7.35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62cm" svg:y1="8.493cm" svg:x2="8.62cm" svg:y2="8.747cm">
          <text:p/>
        </draw:line>
        <draw:line draw:style-name="gr2" draw:text-style-name="P2" draw:layer="layout" svg:x1="9.89cm" svg:y1="8.62cm" svg:x2="8.62cm" svg:y2="8.62cm">
          <text:p/>
        </draw:line>
        <draw:line draw:style-name="gr2" draw:text-style-name="P2" draw:layer="layout" svg:x1="9.89cm" svg:y1="8.493cm" svg:x2="9.89cm" svg:y2="8.747cm">
          <text:p/>
        </draw:line>
        <draw:frame draw:style-name="gr3" draw:text-style-name="P3" draw:layer="layout" svg:width="12.954cm" svg:height="0.962cm" svg:x="10.017cm" svg:y="8.112cm">
          <draw:text-box>
            <text:p>100 m Explosion Radius / Signature Radius</text:p>
          </draw:text-box>
        </draw:frame>
        <draw:custom-shape draw:style-name="gr4" draw:text-style-name="P4" draw:layer="layout" svg:width="1.27cm" svg:height="0.254cm" svg:x="8.62cm" svg:y="5.31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962cm" svg:x="10.017cm" svg:y="5.064cm">
          <draw:text-box>
            <text:p>100 m/s Explosion Velocity / Ship Velocity</text:p>
          </draw:text-box>
        </draw:frame>
        <draw:frame draw:style-name="gr6" draw:text-style-name="P6" draw:layer="layout" svg:width="7.62cm" svg:height="0.962cm" svg:x="7.35cm" svg:y="12.43cm">
          <draw:text-box>
            <text:p text:style-name="P5">T1 Rocket</text:p>
          </draw:text-box>
        </draw:frame>
        <draw:frame draw:style-name="gr6" draw:text-style-name="P6" draw:layer="layout" svg:width="7.62cm" svg:height="0.962cm" svg:x="14.97cm" svg:y="12.43cm">
          <draw:text-box>
            <text:p text:style-name="P5">Rage Rocket</text:p>
          </draw:text-box>
        </draw:frame>
        <draw:frame draw:style-name="gr6" draw:text-style-name="P6" draw:layer="layout" svg:width="7.62cm" svg:height="0.962cm" svg:x="22.59cm" svg:y="12.43cm">
          <draw:text-box>
            <text:p text:style-name="P5">Javelin Rocket</text:p>
          </draw:text-box>
        </draw:frame>
        <draw:frame draw:style-name="gr6" draw:text-style-name="P6" draw:layer="layout" svg:width="7.62cm" svg:height="0.962cm" svg:x="7.35cm" svg:y="13.7cm">
          <draw:text-box>
            <text:p text:style-name="P5">150 m/s</text:p>
          </draw:text-box>
        </draw:frame>
        <draw:frame draw:style-name="gr6" draw:text-style-name="P6" draw:layer="layout" svg:width="7.62cm" svg:height="0.962cm" svg:x="14.97cm" svg:y="13.7cm">
          <draw:text-box>
            <text:p text:style-name="P5">129 m/s</text:p>
          </draw:text-box>
        </draw:frame>
        <draw:frame draw:style-name="gr6" draw:text-style-name="P6" draw:layer="layout" svg:width="7.62cm" svg:height="0.962cm" svg:x="22.59cm" svg:y="13.7cm">
          <draw:text-box>
            <text:p text:style-name="P5">150 m/s</text:p>
          </draw:text-box>
        </draw:frame>
        <draw:frame draw:style-name="gr6" draw:text-style-name="P6" draw:layer="layout" svg:width="7.62cm" svg:height="0.962cm" svg:x="14.97cm" svg:y="14.97cm">
          <draw:text-box>
            <text:p text:style-name="P5">34 m</text:p>
          </draw:text-box>
        </draw:frame>
        <draw:frame draw:style-name="gr6" draw:text-style-name="P6" draw:layer="layout" svg:width="7.62cm" svg:height="0.962cm" svg:x="7.35cm" svg:y="14.97cm">
          <draw:text-box>
            <text:p text:style-name="P5">20 m</text:p>
          </draw:text-box>
        </draw:frame>
        <draw:frame draw:style-name="gr6" draw:text-style-name="P6" draw:layer="layout" svg:width="7.62cm" svg:height="0.962cm" svg:x="22.59cm" svg:y="14.97cm">
          <draw:text-box>
            <text:p text:style-name="P5">20 m</text:p>
          </draw:text-box>
        </draw:frame>
        <draw:frame draw:style-name="gr6" draw:text-style-name="P6" draw:layer="layout" svg:width="7.62cm" svg:height="0.962cm" svg:x="30.21cm" svg:y="12.43cm">
          <draw:text-box>
            <text:p text:style-name="P5">T1 Light Missile</text:p>
          </draw:text-box>
        </draw:frame>
        <draw:frame draw:style-name="gr6" draw:text-style-name="P6" draw:layer="layout" svg:width="7.62cm" svg:height="0.962cm" svg:x="30.21cm" svg:y="13.7cm">
          <draw:text-box>
            <text:p text:style-name="P5">170 m/s</text:p>
          </draw:text-box>
        </draw:frame>
        <draw:frame draw:style-name="gr6" draw:text-style-name="P6" draw:layer="layout" svg:width="7.62cm" svg:height="0.962cm" svg:x="30.21cm" svg:y="14.97cm">
          <draw:text-box>
            <text:p text:style-name="P5">40 m</text:p>
          </draw:text-box>
        </draw:frame>
        <draw:frame draw:style-name="gr7" draw:text-style-name="P6" draw:layer="layout" svg:width="7.62cm" svg:height="1.673cm" svg:x="37.83cm" svg:y="12.43cm">
          <draw:text-box>
            <text:p text:style-name="P5">Fury Light Missile</text:p>
          </draw:text-box>
        </draw:frame>
        <draw:frame draw:style-name="gr6" draw:text-style-name="P6" draw:layer="layout" svg:width="7.62cm" svg:height="0.962cm" svg:x="37.83cm" svg:y="13.7cm">
          <draw:text-box>
            <text:p text:style-name="P5">143 m/s</text:p>
          </draw:text-box>
        </draw:frame>
        <draw:frame draw:style-name="gr6" draw:text-style-name="P6" draw:layer="layout" svg:width="7.62cm" svg:height="0.962cm" svg:x="37.83cm" svg:y="14.97cm">
          <draw:text-box>
            <text:p text:style-name="P5">69 m</text:p>
          </draw:text-box>
        </draw:frame>
        <draw:frame draw:style-name="gr7" draw:text-style-name="P6" draw:layer="layout" svg:width="7.62cm" svg:height="1.673cm" svg:x="45.45cm" svg:y="12.43cm">
          <draw:text-box>
            <text:p text:style-name="P5">Precision Light Missile</text:p>
          </draw:text-box>
        </draw:frame>
        <draw:frame draw:style-name="gr6" draw:text-style-name="P6" draw:layer="layout" svg:width="7.62cm" svg:height="0.962cm" svg:x="45.45cm" svg:y="13.7cm">
          <draw:text-box>
            <text:p text:style-name="P5">204 m/s</text:p>
          </draw:text-box>
        </draw:frame>
        <draw:frame draw:style-name="gr6" draw:text-style-name="P6" draw:layer="layout" svg:width="7.62cm" svg:height="0.962cm" svg:x="45.45cm" svg:y="14.97cm">
          <draw:text-box>
            <text:p text:style-name="P5">25 m</text:p>
          </draw:text-box>
        </draw:frame>
        <draw:frame draw:style-name="gr7" draw:text-style-name="P6" draw:layer="layout" svg:width="7.62cm" svg:height="1.673cm" svg:x="53.07cm" svg:y="12.43cm">
          <draw:text-box>
            <text:p text:style-name="P5">?</text:p>
          </draw:text-box>
        </draw:frame>
        <draw:frame draw:style-name="gr6" draw:text-style-name="P6" draw:layer="layout" svg:width="7.62cm" svg:height="0.962cm" svg:x="53.07cm" svg:y="13.7cm">
          <draw:text-box>
            <text:p text:style-name="P5"><text:s/>m/s</text:p>
          </draw:text-box>
        </draw:frame>
        <draw:frame draw:style-name="gr6" draw:text-style-name="P6" draw:layer="layout" svg:width="7.62cm" svg:height="0.962cm" svg:x="53.07cm" svg:y="14.97cm">
          <draw:text-box>
            <text:p text:style-name="P5"><text:s/>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9T14:45:52.814753724</meta:creation-date>
    <dc:date>2017-02-19T15:05:56.661189133</dc:date>
    <meta:editing-duration>PT19M57S</meta:editing-duration>
    <meta:editing-cycles>12</meta:editing-cycles>
    <meta:generator>LibreOffice/5.1.4.2$Linux_X86_64 LibreOffice_project/10m0$Build-2</meta:generator>
    <meta:document-statistic meta:object-count="28"/>
  </office:meta>
</office:document-meta>
</file>